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Helvetica" svg:font-family="Helvetic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535in" style:rel-column-width="1949*"/>
    </style:style>
    <style:style style:name="Table1.B" style:family="table-column">
      <style:table-column-properties style:column-width="1in" style:rel-column-width="1440*"/>
    </style:style>
    <style:style style:name="Table1.C" style:family="table-column">
      <style:table-column-properties style:column-width="1.3028in" style:rel-column-width="1876*"/>
    </style:style>
    <style:style style:name="Table1.D" style:family="table-column">
      <style:table-column-properties style:column-width="1.4042in" style:rel-column-width="2022*"/>
    </style:style>
    <style:style style:name="Table1.E" style:family="table-column">
      <style:table-column-properties style:column-width="1.6326in" style:rel-column-width="2351*"/>
    </style:style>
    <style:style style:name="Table1.1" style:family="table-row"/>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style:style>
    <style:style style:name="P2" style:family="paragraph" style:parent-style-name="Standard">
      <style:text-properties fo:language="es" fo:country="ES"/>
    </style:style>
    <style:style style:name="P3" style:family="paragraph" style:parent-style-name="Standard" style:list-style-name="L1">
      <style:text-properties fo:language="es" fo:country="ES"/>
    </style:style>
    <style:style style:name="P4" style:family="paragraph" style:parent-style-name="Standard" style:list-style-name="L14">
      <style:text-properties fo:language="es" fo:country="ES"/>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7"/>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5">
      <style:text-properties fo:font-size="10pt" fo:language="es" fo:country="ES" style:font-size-asian="10pt" style:font-size-complex="10pt"/>
    </style:style>
    <style:style style:name="P17" style:family="paragraph" style:parent-style-name="Standard" style:list-style-name="L8">
      <style:paragraph-properties fo:margin-left="0.9846in" fo:margin-right="0in" fo:text-indent="-0.25in" style:auto-text-indent="false"/>
    </style:style>
    <style:style style:name="P18" style:family="paragraph" style:parent-style-name="Standard" style:list-style-name="L8">
      <style:paragraph-properties fo:margin-left="0.7346in" fo:margin-right="0in" fo:text-indent="0in" style:auto-text-indent="false"/>
    </style:style>
    <style:style style:name="P19" style:family="paragraph" style:parent-style-name="Standard" style:list-style-name="L15">
      <style:paragraph-properties fo:margin-left="0in" fo:margin-right="0in" fo:text-indent="-0.25in" style:auto-text-indent="false"/>
      <style:text-properties fo:font-size="10pt" style:font-size-asian="10pt" style:font-size-complex="10pt"/>
    </style:style>
    <style:style style:name="P20" style:family="paragraph" style:parent-style-name="Heading">
      <style:paragraph-properties fo:text-align="center" style:justify-single-word="false"/>
    </style:style>
    <style:style style:name="P21" style:family="paragraph" style:parent-style-name="Heading_20_2">
      <style:text-properties fo:language="es" fo:country="ES"/>
    </style:style>
    <style:style style:name="P22" style:family="paragraph" style:parent-style-name="Table_20_Contents">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language="es" fo:country="ES"/>
    </style:style>
    <style:style style:name="T4"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é María Benito Díaz (JMB)</text:p>
      <text:p text:style-name="Standard"><text:date style:data-style-name="N76" text:date-value="2011-12-20T20:46:53" text:fixed="true">20 de diciembre de 2011</text:date></text:p>
      <text:p text:style-name="Standard">Proyecto Pulmón (Módulo 1) para Luzan 5.</text:p>
      <text:p text:style-name="P20">Descripción de las actividades, tiempos asociados y presupuesto.</text:p>
      <text:p text:style-name="P1"><text:tab/>El objetivo del presente documento es describir las actividades generales necesarias para la publicación del 1<text:span text:style-name="T2">er</text:span> módulo del Pulmón en el dispositivo móvil iPad, así como los tiempos estimados y el coste para un trabajador. Esta descripción pretende ser exhaustiva, pero por su generalidad se realiza sin detrimento otras actividades que surjan naturalmente tras la especificación detallada de requisitos, con respecto tanto a la realización de dichas actividades por parte de JMB, como a la reevaluación de su coste por ambas partes (JMB y Luzan 5). </text:p>
      <text:p text:style-name="P1"/>
      <text:p text:style-name="P1"><text:tab/>El presente documento se divide en tres grandes secciones:</text:p>
      <text:p text:style-name="P1"/>
      <text:list xml:id="list1347289434" text:style-name="L14">
        <text:list-item>
          <text:p text:style-name="P4">Descripción de componentes/tareas necesarias</text:p>
        </text:list-item>
        <text:list-item>
          <text:p text:style-name="P4">Estimación de tiempo para un trabajador por tareas</text:p>
        </text:list-item>
        <text:list-item>
          <text:p text:style-name="P4">Presupuesto asociado al tiempo.</text:p>
        </text:list-item>
      </text:list>
      <text:p text:style-name="P1"/>
      <text:h text:style-name="Heading_20_1" text:outline-level="1">Descripción de componentes/tareas necesarias</text:h>
      <text:p text:style-name="P1"><text:tab/>Los principales componentes de la arquitectura que permitirá la publicación de la aplicación del Pulmón son: </text:p>
      <text:h text:style-name="P21" text:outline-level="2">Motor Gráfico propiedad de JMB con tecnología OpenGL ES 2.0 (GLSL Shaders).</text:h>
      <text:p text:style-name="P1"/>
      <text:p text:style-name="P1"><text:s/><text:tab/>El motor gráfico deberá implementar la tecnología de representación gráfica en tres dimensiones del órgano pulmón, con la capacidad de:</text:p>
      <text:list xml:id="list1858334984" text:style-name="L7">
        <text:list-item>
          <text:p text:style-name="P9"><text:span text:style-name="T3">interactuar mediante pulsación y gestos sobre la pantalla (multitáctil) con dicho modelo, </text:span></text:p>
        </text:list-item>
        <text:list-item>
          <text:p text:style-name="P9"><text:span text:style-name="T3">pasar a pantalla completa, </text:span></text:p>
        </text:list-item>
        <text:list-item>
          <text:p text:style-name="P9"><text:span text:style-name="T3">variar el punto de vista de observación, </text:span></text:p>
        </text:list-item>
        <text:list-item>
          <text:p text:style-name="P9"><text:span text:style-name="T3">mostrar y ocultar alternativamente las partes visibles complementarias,</text:span></text:p>
        </text:list-item>
        <text:list-item>
          <text:p text:style-name="P9"><text:span text:style-name="T3">resaltar partes mediante códigos de colores o de contraste,</text:span></text:p>
        </text:list-item>
        <text:list-item>
          <text:p text:style-name="P9"><text:span text:style-name="T3">realizar zooms y alejamientos para facilitar la observación y el estudio de la anatomía y fisiología pulmonar.</text:span></text:p>
        </text:list-item>
      </text:list>
      <text:p text:style-name="P1"/>
      <text:p text:style-name="P1"><text:tab/>Las tareas fundamentales asociadas a este apartado son:</text:p>
      <text:p text:style-name="P1"/>
      <text:list xml:id="list1922889668" text:style-name="L1">
        <text:list-item>
          <text:p text:style-name="P3">Integración del motor (OpenGL) con elementos de interfaz de usuario (Core Animation): El motor gráfico debe estar integrado en los elementos del interfaz de usuario (ver abajo) e interactuar con ellos de manera eficiente, asegurando una experiencia de interactividad fluida del motor y una respuesta rápida del interfaz.</text:p>
          <text:p text:style-name="P3"/>
        </text:list-item>
        <text:list-item>
          <text:p text:style-name="P3">Desarrollo de herramientas automáticas de importación de los modelos y optimizaciones de geometría: las herramientas deben facilitar la modificación del contenido de manera ágil y automática, en la medida de lo posible, con objetivos: </text:p>
        </text:list-item>
      </text:list>
      <text:list xml:id="list594562876" text:style-name="L8">
        <text:list-item>
          <text:p text:style-name="P17"><text:span text:style-name="T3">optimizar, ordenar y simplificar los datos para la visualización en tiempo real, </text:span></text:p>
        </text:list-item>
        <text:list-item>
          <text:p text:style-name="P17"><text:span text:style-name="T3">acelerar el proceso iterativo de mejora del contenido de la aplicación.</text:span></text:p>
          <text:p text:style-name="P18"><text:span text:style-name="T3"/></text:p>
        </text:list-item>
      </text:list>
      <text:list xml:id="list248651118" text:continue-list="list1922889668" text:style-name="L1">
        <text:list-item>
          <text:p text:style-name="P3"><text:soft-page-break/>Creación de shaders: la diversidad y complejidad gráfica de los modelos a representar (pleura, alveolos, inervaciones, lóbulos, bronquios) requiere la escritura de shaders a medida, si bien se reutilizarán en lo posible las herramientas previamente creadas tales como los shaders de iluminación, reflejo, mapas de ambiente, mapeado de rugosidad (bump mapping), texturado, etc.</text:p>
          <text:p text:style-name="P3"/>
        </text:list-item>
        <text:list-item>
          <text:p text:style-name="P3">Señaladores: el motor gráfico deberá poder señalar y representar selectivamente las partes de interés en cada opción de selección, mediante coloreado y animaciones de visibilidad/invisibilidad.</text:p>
          <text:p text:style-name="P3"/>
        </text:list-item>
        <text:list-item>
          <text:p text:style-name="P3">Animaciones (opcional): caso de requerirse animaciones mediante interpolación (morfos), huesos o cualquier otra técnica de animación basada en el tiempo, el motor deberá implementar la funcionalidad necesaria para la representación de dichas animaciones en tiempo real.</text:p>
        </text:list-item>
      </text:list>
      <text:p text:style-name="P1"/>
      <text:list xml:id="list1031260919" text:continue-numbering="true" text:style-name="L1">
        <text:list-item>
          <text:p text:style-name="P3">Interactividad: dado que el motor gráfico debe presentar el pulmón y sus partes en pantalla y poder variar el punto de vista, el motor deberá reaccionar a gestos tales como barridos (rotaciones), pinzado de apertura y cerradura (zooms), pulsaciones y dobles pulsaciones, variando la disposición del modelo de manera consecuente al gesto.</text:p>
          <text:p text:style-name="P3"/>
        </text:list-item>
        <text:list-item>
          <text:p text:style-name="P3">Integración de datos: el proceso de integración de datos en la cadena productor-consumidor definida por los gráficos/vídeos/textos/audios y la aplicación es un proceso marcado por la coordinación entre el grafista y el desarrollador, en el que se deben reflejar las siguientes necesidades:</text:p>
          <text:list>
            <text:list-item>
              <text:p text:style-name="P3">definición de contenidos, estética y diseño funcional por parte del grafista y/o creador de los datos.</text:p>
            </text:list-item>
            <text:list-item>
              <text:p text:style-name="P3">definición de formato entrega de los datos y modificaciones requeridas para la integración por parte del desarrollador. </text:p>
            </text:list-item>
          </text:list>
          <text:p text:style-name="P3"/>
        </text:list-item>
      </text:list>
      <text:h text:style-name="Heading_20_2" text:outline-level="2">Interfaz de usuario de la aplicación</text:h>
      <text:p text:style-name="Standard"><text:tab/>El dispositivo iPad establece nuevas reglas de interacción con el usuario que se caracterizan por principios de usabilidad, entre otros: </text:p>
      <text:p text:style-name="Standard"/>
      <text:list xml:id="list1376598729" text:style-name="L2">
        <text:list-item>
          <text:p text:style-name="P5">Interfaz directo: el usuario manipula los elementos del programa directamente (en la pantalla táctil), sin utilizar un dispositivo indirecto (por ejemplo, el ratón).</text:p>
          <text:p text:style-name="P5"/>
        </text:list-item>
      </text:list>
      <text:list xml:id="list357377881" text:style-name="L3">
        <text:list-item>
          <text:p text:style-name="P6">Respuesta de reconocimiento: el usuario espera las siguientes señales visuales:</text:p>
          <text:list>
            <text:list-item>
              <text:p text:style-name="P6">visuales de confirmación: el interfaz debe dar una señal de entendimiento inmediata a las pulsaciones del usuario, para evitar que el usuario comience maniobras de defensa frente al bloqueo a la mitad de un proceso largo.</text:p>
            </text:list-item>
            <text:list-item>
              <text:p text:style-name="P6">continuidad e indicadores en el flujo de navegación: las aplicaciones nativas iPad contienen abundantes animaciones cuyo objetivo es ayudar al usuario a entender lo que está sucediendo y mejorar la experiencia visual, lo que ayuda a generar un vínculo emocional con la aplicación.</text:p>
            </text:list-item>
          </text:list>
          <text:p text:style-name="P6"/>
        </text:list-item>
        <text:list-item>
          <text:p text:style-name="P6">Priorización: las aplicaciones iPad ocupan toda la pantalla, pero los elementos deben tener un tamaño suficiente para poder ser pulsados (44x44 puntos). </text:p>
          <text:p text:style-name="P6"/>
        </text:list-item>
        <text:list-item>
          <text:p text:style-name="P6">Manejo intuitivo: el usuario de esta tableta tiene expectativas sobre el manejo:</text:p>
          <text:list>
            <text:list-item>
              <text:p text:style-name="P6">El tamaño mínimo de elemento pulsable y la limitación de pulgadas obliga a que el <text:soft-page-break/>número de elementos visibles simultáneos en pantalla sea limitado. Para guiar la priorización y jerarquización de los elementos, Apple recomienda definir un usuario objetivo (p.ej.: médicos, pacientes, investigadores, estudiantes, etc.)</text:p>
            </text:list-item>
          </text:list>
        </text:list-item>
      </text:list>
      <text:p text:style-name="Standard"/>
      <text:list xml:id="list1016848451" text:continue-numbering="true" text:style-name="L3">
        <text:list-item>
          <text:p text:style-name="P6">Simplicidad: tanto el diseño del iPad como las aplicaciones que corren en el dispositivo se caracterizan por un diseño simple y limpio, que facilita la comprensión por parte del usuario y aumentar la utilidad del programa. Se recomienda acudir a métodos y frases de interacción habituales para el usuario (popovers, listados, tabs, botones, etc.), evitando nuevos retos de usabilidad en la medida de lo posible.</text:p>
          <text:p text:style-name="P6"/>
        </text:list-item>
      </text:list>
      <text:p text:style-name="Standard"><text:tab/>La tarea principal en esta tarea será el <text:span text:style-name="T1">diseño del interfaz gráfico</text:span>. El interfaz de usuario se definirá con un Documento de Diseño de Interfaz de la aplicación, cuya definición es dinámica y basada en el siguiente ciclo iterativo:</text:p>
      <text:p text:style-name="Standard"/>
      <text:list xml:id="list789637664" text:style-name="L4">
        <text:list-item>
          <text:p text:style-name="P7">Propuesta de diseño: que recoge las necesidades funcionales y los casos de uso de la aplicación con las premisas de usabilidad y usuario objetivo.</text:p>
        </text:list-item>
        <text:list-item>
          <text:p text:style-name="P7">Revisión con el cliente: que revisa la consecución de requisitos y casos de uso obligatorios, aportando mejoras y modificaciones al documento.</text:p>
        </text:list-item>
      </text:list>
      <text:p text:style-name="Standard"/>
      <text:p text:style-name="Standard"><text:s/><text:tab/>Una vez existe una versión preliminar de interfaz de usuario se puede comenzar la tarea de construcción de las vistas (pantallas) y controladores (código) correspondientes al interfaz.</text:p>
      <text:p text:style-name="Standard"/>
      <text:p text:style-name="Standard"><text:tab/></text:p>
      <text:h text:style-name="Heading_20_2" text:outline-level="2">Reproducción de Video</text:h>
      <text:p text:style-name="Standard"><text:tab/>La reproducción de vídeos interactivos es una parte fundamental de la aplicación del pulmón y la interacción marca las tareas a realizar:</text:p>
      <text:p text:style-name="Standard"/>
      <text:list xml:id="list931085732" text:style-name="L11">
        <text:list-item>
          <text:p text:style-name="P12">Si las necesidades de interacción del usuario con la reproducción de frames de video son generales, podrá utilizarse una implementación genérica de reproducción (carga/reproducción/pausa)</text:p>
        </text:list-item>
        <text:list-item>
          <text:p text:style-name="P12">Si las necesidades de interacción están basada en pulsaciones o gestos táctiles (reorientación del modelo mediante el arrastre sobre la pantalla), deberá realizarse una implementación a medida en la reproducción frame a frame.</text:p>
        </text:list-item>
      </text:list>
      <text:p text:style-name="Standard"/>
      <text:p text:style-name="Standard"><text:tab/>Los contenidos de media deberán generarse o transformarse a los formatos compatibles con iPad:</text:p>
      <text:list xml:id="list497585495" text:style-name="L10">
        <text:list-item>
          <text:p text:style-name="P11">Videos con compresión h264 (MP4 o HTTP Live Streaming), o cualquier otra compatible, en resoluciones compatibles con iPad.</text:p>
        </text:list-item>
        <text:list-item>
          <text:p text:style-name="P11">Audio con compresión AAC, o cualquier otra compatible.</text:p>
        </text:list-item>
      </text:list>
      <text:p text:style-name="Standard"/>
      <text:h text:style-name="Heading_20_2" text:outline-level="2">Acceso a Servicio de Datos (opcional)</text:h>
      <text:p text:style-name="Standard"><text:tab/>Los servicios de acceso a datos deben proporcionar los modelos y videos asociados a la aplicación mediante descarga web en el caso de que la abundancia de los datos hagan imposible la descarga directa junto con la aplicación. Dichos servicios requieren:</text:p>
      <text:p text:style-name="Standard"/>
      <text:list xml:id="list842632744" text:style-name="L5">
        <text:list-item>
          <text:p text:style-name="P8">Definición de los servicios: funciones asíncronas de cliente-servidor mediante servicios web basados en protocolo REST (Representational Transfer State) consistente en mensajes XML y descarga de ficheros, sobre HTTP.</text:p>
        </text:list-item>
        <text:list-item>
          <text:p text:style-name="P8">Implementación de los servicios:</text:p>
          <text:list>
            <text:list-item>
              <text:p text:style-name="P8"><text:soft-page-break/>Cliente: inicia la solicitud de los datos de aplicación y la descarga al servidor.</text:p>
            </text:list-item>
            <text:list-item>
              <text:p text:style-name="P8">Servidor: aloja los datos de la aplicación y da respuesta a las peticiones de datos y descarga de ficheros del cliente.</text:p>
            </text:list-item>
          </text:list>
        </text:list-item>
      </text:list>
      <text:p text:style-name="Standard"/>
      <text:p text:style-name="Standard"><text:tab/>La contratación y mantenimiento de los servidores, así como la provisión de servicios de Internet corre por cuenta del cliente, si bien se especificarán los requisitos de servicio y se podrá dar asesoría de instalación y despliegue.</text:p>
      <text:p text:style-name="Standard"/>
      <text:h text:style-name="Heading_20_2" text:outline-level="2">Publicación de la aplicación en AppStore o web dedicada</text:h>
      <text:p text:style-name="Standard"><text:tab/>El proceso de publicación de la aplicación es elaborado y dependiente de una licencia de desarrollo y distribución que implica a la empresa editora (Novartis/Sociedad Médica/Luzan 5), por lo que se ofrece el servicio de acompañamiento en el proceso, existiendo tres modalidades:</text:p>
      <text:p text:style-name="Standard"/>
      <text:list xml:id="list2000614794" text:style-name="L9">
        <text:list-item>
          <text:p text:style-name="P10">App Store: distribución directa en los móviles mediante el alojamiento y descarga del binario de la aplicación en los servidores de Apple</text:p>
        </text:list-item>
        <text:list-item>
          <text:p text:style-name="P10">B2B Apps: distribución directa a clientes y empleados que se adhieren al Program de Compra en Volumen. Una aplicación B2B (business to business) aporta una solución de distribución a medida.</text:p>
        </text:list-item>
        <text:list-item>
          <text:p text:style-name="P10">Ad Hoc: distribución uno a uno con hasta 100 dispositivos, útil para tareas de seguimiento, exhibición y testado.</text:p>
        </text:list-item>
      </text:list>
      <text:p text:style-name="Standard"><text:tab/></text:p>
      <text:p text:style-name="Standard"/>
      <text:p text:style-name="Standard"><text:tab/>Cada una de estas valoraciones incluye el desarrollo de la aplicación cliente y los servicios necesarios para su funcionamiento. Para cada tarea definida se contemplan las siguientes actividades en ciclo de una o más iteraciones:</text:p>
      <text:p text:style-name="Standard"/>
      <text:list xml:id="list368484124" text:style-name="L13">
        <text:list-item>
          <text:p text:style-name="P13">Definición: especificación funcional junto con Luzan 5 y clientes de las funcionalidades del elemento de la aplicación (motor, video, audio, interfaz, acceso a datos, etc.).</text:p>
        </text:list-item>
        <text:list-item>
          <text:p text:style-name="P13">Diseño técnico: especificación de los APIs y tecnologías iOS idóneas para cada una de los elementos de la aplicación.</text:p>
        </text:list-item>
        <text:list-item>
          <text:p text:style-name="P13">Implementación: desarrollo del código y las pantallas correspondientes a los elementos de la aplicación. Este proceso incluye la coordinación con grafistas para la obtención de los contenidos de la aplicación en formato compatible y en secuencia lógica de desarrollo.</text:p>
        </text:list-item>
        <text:list-item>
          <text:p text:style-name="P13">Demostración y aprobación: presentación y revisión de la aplicación junto con Luzan 5.</text:p>
        </text:list-item>
        <text:list-item>
          <text:p text:style-name="P13">Integración, optimización y pruebas: revisión humana y automática de la funcionalidad (reducción de código así como pruebas unitarias y de regresión) que aporte robustez a la aplicación frente las excepciones relacionadas con usabilidad final:</text:p>
          <text:p text:style-name="P13"/>
          <text:list>
            <text:list-item>
              <text:p text:style-name="P13">usos espúreos: activar y desactivar la aplicación rápidamente.</text:p>
            </text:list-item>
            <text:list-item>
              <text:p text:style-name="P13">usos rápidos: transiciones no progresivas del interfaz, selección de varios botones,</text:p>
            </text:list-item>
            <text:list-item>
              <text:p text:style-name="P13">usos inesperados: secuencias ilógicas o no previstas del interfaz,</text:p>
            </text:list-item>
            <text:list-item>
              <text:p text:style-name="P13">usos extensivos en el tiempo: sostenibilidad de la gestión de memoria a largo plazo.</text:p>
            </text:list-item>
          </text:list>
        </text:list-item>
      </text:list>
      <text:list xml:id="list1452150886" text:continue-list="list1347289434" text:style-name="L14">
        <text:list-header>
          <text:p text:style-name="P14"><text:span text:style-name="T3"/></text:p>
        </text:list-header>
      </text:list>
      <text:h text:style-name="Heading_20_1" text:outline-level="1"><text:span text:style-name="T3">Estimación de tiempo</text:span></text:h>
      <text:p text:style-name="Standard"><text:tab/>La presente estimación de tiempo para un trabajador:</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areas</text:p>
          </table:table-cell>
          <table:table-cell table:style-name="Table1.A1" office:value-type="string">
            <text:p text:style-name="Table_20_Contents">Definición</text:p>
          </table:table-cell>
          <table:table-cell table:style-name="Table1.A1" office:value-type="string">
            <text:p text:style-name="Table_20_Contents">D. Técnico</text:p>
          </table:table-cell>
          <table:table-cell table:style-name="Table1.A1" office:value-type="string">
            <text:p text:style-name="Table_20_Contents">Implementación</text:p>
          </table:table-cell>
          <table:table-cell table:style-name="Table1.E1" office:value-type="string">
            <text:p text:style-name="Table_20_Contents">Integración, optimización y pruebas</text:p>
          </table:table-cell>
        </table:table-row>
        <text:soft-page-break/>
        <table:table-row table:style-name="Table1.1">
          <table:table-cell table:style-name="Table1.A2" office:value-type="string">
            <text:p text:style-name="Standard">Motor Gráfico</text:p>
          </table:table-cell>
          <table:table-cell table:style-name="Table1.A2" office:value-type="string">
            <text:p text:style-name="Table_20_Contents">1 semana</text:p>
          </table:table-cell>
          <table:table-cell table:style-name="Table1.A2" office:value-type="string">
            <text:p text:style-name="Table_20_Contents">2 semanas</text:p>
          </table:table-cell>
          <table:table-cell table:style-name="Table1.A2" office:value-type="string">
            <text:p text:style-name="Table_20_Contents">12 semanas *</text:p>
          </table:table-cell>
          <table:table-cell table:style-name="Table1.E2" office:value-type="string">
            <text:p text:style-name="Table_20_Contents">4 semanas</text:p>
          </table:table-cell>
        </table:table-row>
        <table:table-row table:style-name="Table1.1">
          <table:table-cell table:style-name="Table1.A2" office:value-type="string">
            <text:p text:style-name="Standard">Interfaz de usuario de la aplicación</text:p>
          </table:table-cell>
          <table:table-cell table:style-name="Table1.A2" office:value-type="string">
            <text:p text:style-name="Table_20_Contents">1 semana</text:p>
          </table:table-cell>
          <table:table-cell table:style-name="Table1.A2" office:value-type="string">
            <text:p text:style-name="Table_20_Contents">1 semana</text:p>
          </table:table-cell>
          <table:table-cell table:style-name="Table1.A2" office:value-type="string">
            <text:p text:style-name="Table_20_Contents">6 semanas</text:p>
          </table:table-cell>
          <table:table-cell table:style-name="Table1.E2" office:value-type="string">
            <text:p text:style-name="Table_20_Contents">2 semanas</text:p>
          </table:table-cell>
        </table:table-row>
        <table:table-row table:style-name="Table1.1">
          <table:table-cell table:style-name="Table1.A2" office:value-type="string">
            <text:p text:style-name="Standard">Reproducción de Video</text:p>
          </table:table-cell>
          <table:table-cell table:style-name="Table1.A2" office:value-type="string">
            <text:p text:style-name="Table_20_Contents">1 semana</text:p>
          </table:table-cell>
          <table:table-cell table:style-name="Table1.A2" office:value-type="string">
            <text:p text:style-name="Table_20_Contents">1 semana</text:p>
          </table:table-cell>
          <table:table-cell table:style-name="Table1.A2" office:value-type="string">
            <text:p text:style-name="Table_20_Contents">2 semanas</text:p>
          </table:table-cell>
          <table:table-cell table:style-name="Table1.E2" office:value-type="string">
            <text:p text:style-name="Table_20_Contents">2 semanas</text:p>
          </table:table-cell>
        </table:table-row>
        <table:table-row table:style-name="Table1.1">
          <table:table-cell table:style-name="Table1.A2" office:value-type="string">
            <text:p text:style-name="Standard">Acceso a Servicio de Datos (opcional)</text:p>
          </table:table-cell>
          <table:table-cell table:style-name="Table1.A2" office:value-type="string">
            <text:p text:style-name="Table_20_Contents">1 semana</text:p>
          </table:table-cell>
          <table:table-cell table:style-name="Table1.A2" office:value-type="string">
            <text:p text:style-name="Table_20_Contents">2 semanas</text:p>
          </table:table-cell>
          <table:table-cell table:style-name="Table1.A2" office:value-type="string">
            <text:p text:style-name="Table_20_Contents">4 semanas</text:p>
          </table:table-cell>
          <table:table-cell table:style-name="Table1.E2" office:value-type="string">
            <text:p text:style-name="Table_20_Contents">2 semanas</text:p>
          </table:table-cell>
        </table:table-row>
        <table:table-row table:style-name="Table1.1">
          <table:table-cell table:style-name="Table1.A2" office:value-type="string">
            <text:p text:style-name="Standard">Publicación de la aplicación en AppStore o web dedicada</text:p>
          </table:table-cell>
          <table:table-cell table:style-name="Table1.A2" office:value-type="string">
            <text:p text:style-name="Table_20_Contents">1 semana</text:p>
            <text:p text:style-name="Table_20_Contents"><text:span text:style-name="T4">(decisión conjunta con Luzan 5/Cliente sobre opción de distribución)</text:span></text:p>
          </table:table-cell>
          <table:table-cell table:style-name="Table1.A2" office:value-type="string">
            <text:p text:style-name="Table_20_Contents">1 semanas </text:p>
            <text:p text:style-name="P22">(recabar requisitos)</text:p>
          </table:table-cell>
          <table:table-cell table:style-name="Table1.A2" office:value-type="string">
            <text:p text:style-name="Table_20_Contents">2 semanas</text:p>
            <text:p text:style-name="P22">(observación del cumplimiento de requisitos)</text:p>
          </table:table-cell>
          <table:table-cell table:style-name="Table1.E2" office:value-type="string">
            <text:p text:style-name="Table_20_Contents">2 semanas</text:p>
            <text:p text:style-name="P22">(validación de Apple)</text:p>
          </table:table-cell>
        </table:table-row>
        <table:table-row table:style-name="Table1.1">
          <table:table-cell table:style-name="Table1.A2" office:value-type="string">
            <text:p text:style-name="Standard">Total parcial</text:p>
          </table:table-cell>
          <table:table-cell table:style-name="Table1.A2" office:value-type="string">
            <text:p text:style-name="Table_20_Contents">4 semanas</text:p>
          </table:table-cell>
          <table:table-cell table:style-name="Table1.A2" office:value-type="string">
            <text:p text:style-name="Table_20_Contents">7 semanas</text:p>
          </table:table-cell>
          <table:table-cell table:style-name="Table1.A2" office:value-type="string">
            <text:p text:style-name="Table_20_Contents">26 semanas</text:p>
          </table:table-cell>
          <table:table-cell table:style-name="Table1.E2" office:value-type="string">
            <text:p text:style-name="Table_20_Contents">12 semanas</text:p>
          </table:table-cell>
        </table:table-row>
      </table:table>
      <text:list xml:id="list115833419" text:style-name="L15">
        <text:list-header>
          <text:p text:style-name="P15"/>
          <text:p text:style-name="P19">*desglose de detalle de implementación:</text:p>
        </text:list-header>
        <text:list-item>
          <text:p text:style-name="P16">Integración del motor gráfico elementos de interfaz: 2 semanas.</text:p>
        </text:list-item>
        <text:list-item>
          <text:p text:style-name="P16">Desarrollo de herramientas de importación de datos y optimizaciones de geometría: 3 semanas.</text:p>
        </text:list-item>
        <text:list-item>
          <text:p text:style-name="P16">Creación de shaders: 3 semanas.</text:p>
        </text:list-item>
        <text:list-item>
          <text:p text:style-name="P16">Señaladores: 1 semana.</text:p>
        </text:list-item>
        <text:list-item>
          <text:p text:style-name="P16">Interactividad: 1 semana.</text:p>
        </text:list-item>
        <text:list-item>
          <text:p text:style-name="P16">Integración de datos: 2 semanas</text:p>
        </text:list-item>
      </text:list>
      <text:p text:style-name="Standard"/>
      <text:p text:style-name="Standard">Idealmente para sería adicionalmente un diseñador gráfico 4 semanas para los iconos de aplicación, imágenes, definición de colores y look&amp;feel.</text:p>
      <text:p text:style-name="Standard"/>
      <text:p text:style-name="Standard">Total 4+7+26+12=49 semanas.</text:p>
      <text:p text:style-name="Standard"/>
      <text:p text:style-name="Standard">TODO presupue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Helvetica" svg:font-family="Helvetic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8T19:15:35</meta:creation-date>
    <dc:date>2011-12-20T21:36:07</dc:date>
    <meta:editing-duration>PT2H48M52S</meta:editing-duration>
    <meta:editing-cycles>13</meta:editing-cycles>
    <meta:generator>LibreOffice/3.4$Unix LibreOffice_project/340m1$Build-103</meta:generator>
    <meta:document-statistic meta:table-count="1" meta:image-count="0" meta:object-count="0" meta:page-count="5" meta:paragraph-count="2" meta:word-count="1834" meta:character-count="11956" meta:non-whitespace-character-count="10274"/>
  </office:meta>
</office:document-meta>
</file>